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_heading_0" style:master-page-name="MP0" style:family="paragraph">
      <style:paragraph-properties fo:break-before="page" fo:margin-left="0.25in" fo:text-indent="-0.25in">
        <style:tab-stops/>
      </style:paragraph-properties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Verzeichnis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4" style:parent-style-name="Hyperlink" style:family="text">
      <style:text-properties style:font-weight-complex="bold"/>
    </style:style>
    <style:style style:name="P5" style:parent-style-name="Verzeichnis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" style:parent-style-name="Verzeichnis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7" style:parent-style-name="Verzeichnis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8" style:parent-style-name="Verzeichni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611in"/>
        </style:tab-stops>
      </style:paragraph-properties>
    </style:style>
    <style:style style:name="T9" style:parent-style-name="Absatz-Standardschriftart" style:family="text">
      <style:text-properties style:font-name="Calibri" style:font-name-asian="Times New Roman" fo:font-size="11pt" style:font-size-asian="11pt" fo:language="en" fo:country="IN" style:language-asian="en" style:country-asian="IN" style:language-complex="ta" style:country-complex="IN"/>
    </style:style>
    <style:style style:name="P10" style:parent-style-name="Verzeichnis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T11" style:parent-style-name="Absatz-Standardschriftart" style:family="text">
      <style:text-properties style:font-name="Calibri" style:font-name-asian="Times New Roman" fo:font-size="11pt" style:font-size-asian="11pt" fo:language="en" fo:country="IN" style:language-asian="en" style:country-asian="IN" style:language-complex="ta" style:country-complex="IN"/>
    </style:style>
    <style:style style:name="P12" style:parent-style-name="Verzeichnis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T13" style:parent-style-name="Absatz-Standardschriftart" style:family="text">
      <style:text-properties style:font-name="Calibri" style:font-name-asian="Times New Roman" fo:font-size="11pt" style:font-size-asian="11pt" fo:language="en" fo:country="IN" style:language-asian="en" style:country-asian="IN" style:language-complex="ta" style:country-complex="IN"/>
    </style:style>
    <style:style style:name="P14" style:parent-style-name="Verzeichnis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T15" style:parent-style-name="Absatz-Standardschriftart" style:family="text">
      <style:text-properties style:font-name="Calibri" style:font-name-asian="Times New Roman" fo:font-size="11pt" style:font-size-asian="11pt" fo:language="en" fo:country="IN" style:language-asian="en" style:country-asian="IN" style:language-complex="ta" style:country-complex="IN"/>
    </style:style>
    <style:style style:name="P16" style:parent-style-name="Verzeichni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611in"/>
        </style:tab-stops>
      </style:paragraph-properties>
    </style:style>
    <style:style style:name="T17" style:parent-style-name="Absatz-Standardschriftart" style:family="text">
      <style:text-properties style:font-name="Calibri" style:font-name-asian="Times New Roman" fo:font-size="11pt" style:font-size-asian="11pt" fo:language="en" fo:country="IN" style:language-asian="en" style:country-asian="IN" style:language-complex="ta" style:country-complex="IN"/>
    </style:style>
    <style:style style:name="P18" style:parent-style-name="Verzeichnis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T19" style:parent-style-name="Absatz-Standardschriftart" style:family="text">
      <style:text-properties style:font-name="Calibri" style:font-name-asian="Times New Roman" fo:font-size="11pt" style:font-size-asian="11pt" fo:language="en" fo:country="IN" style:language-asian="en" style:country-asian="IN" style:language-complex="ta" style:country-complex="IN"/>
    </style:style>
    <style:style style:name="P20" style:parent-style-name="Verzeichnis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T21" style:parent-style-name="Absatz-Standardschriftart" style:family="text">
      <style:text-properties style:font-name="Calibri" style:font-name-asian="Times New Roman" fo:font-size="11pt" style:font-size-asian="11pt" fo:language="en" fo:country="IN" style:language-asian="en" style:country-asian="IN" style:language-complex="ta" style:country-complex="IN"/>
    </style:style>
    <style:style style:name="P22" style:parent-style-name="Verzeichni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611in"/>
        </style:tab-stops>
      </style:paragraph-properties>
    </style:style>
    <style:style style:name="T23" style:parent-style-name="Absatz-Standardschriftart" style:family="text">
      <style:text-properties style:font-name="Calibri" style:font-name-asian="Times New Roman" fo:font-size="11pt" style:font-size-asian="11pt" fo:language="en" fo:country="IN" style:language-asian="en" style:country-asian="IN" style:language-complex="ta" style:country-complex="IN"/>
    </style:style>
    <style:style style:name="P24" style:parent-style-name="Verzeichnis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T25" style:parent-style-name="Absatz-Standardschriftart" style:family="text">
      <style:text-properties style:font-name="Calibri" style:font-name-asian="Times New Roman" fo:font-size="11pt" style:font-size-asian="11pt" fo:language="en" fo:country="IN" style:language-asian="en" style:country-asian="IN" style:language-complex="ta" style:country-complex="IN"/>
    </style:style>
    <style:style style:name="P26" style:parent-style-name="Verzeichnis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P27" style:parent-style-name="Verzeichnis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T28" style:parent-style-name="Absatz-Standardschriftart" style:family="text">
      <style:text-properties style:font-name="Calibri" style:font-name-asian="Times New Roman" fo:font-size="11pt" style:font-size-asian="11pt" fo:language="en" fo:country="IN" style:language-asian="en" style:country-asian="IN" style:language-complex="ta" style:country-complex="IN"/>
    </style:style>
    <style:style style:name="P29" style:parent-style-name="Verzeichnis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T30" style:parent-style-name="Absatz-Standardschriftart" style:family="text">
      <style:text-properties style:font-name="Calibri" style:font-name-asian="Times New Roman" fo:font-size="11pt" style:font-size-asian="11pt" fo:language="en" fo:country="IN" style:language-asian="en" style:country-asian="IN" style:language-complex="ta" style:country-complex="IN"/>
    </style:style>
    <style:style style:name="P31" style:parent-style-name="Verzeichnis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T32" style:parent-style-name="Absatz-Standardschriftart" style:family="text">
      <style:text-properties style:font-name="Calibri" style:font-name-asian="Times New Roman" fo:font-size="11pt" style:font-size-asian="11pt" fo:language="en" fo:country="IN" style:language-asian="en" style:country-asian="IN" style:language-complex="ta" style:country-complex="IN"/>
    </style:style>
    <style:style style:name="P33" style:parent-style-name="Verzeichni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611in"/>
        </style:tab-stops>
      </style:paragraph-properties>
    </style:style>
    <style:style style:name="T34" style:parent-style-name="Absatz-Standardschriftart" style:family="text">
      <style:text-properties style:font-name="Calibri" style:font-name-asian="Times New Roman" fo:font-size="11pt" style:font-size-asian="11pt" fo:language="en" fo:country="IN" style:language-asian="en" style:country-asian="IN" style:language-complex="ta" style:country-complex="IN"/>
    </style:style>
    <style:style style:name="P35" style:parent-style-name="Verzeichnis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T36" style:parent-style-name="Absatz-Standardschriftart" style:family="text">
      <style:text-properties style:font-name="Calibri" style:font-name-asian="Times New Roman" fo:font-size="11pt" style:font-size-asian="11pt" fo:language="en" fo:country="IN" style:language-asian="en" style:country-asian="IN" style:language-complex="ta" style:country-complex="IN"/>
    </style:style>
    <style:style style:name="P37" style:parent-style-name="Verzeichni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611in"/>
        </style:tab-stops>
      </style:paragraph-properties>
    </style:style>
    <style:style style:name="T38" style:parent-style-name="Hyperlink" style:family="text">
      <style:text-properties fo:language="en" fo:country="IN"/>
    </style:style>
    <style:style style:name="T39" style:parent-style-name="Absatz-Standardschriftart" style:family="text">
      <style:text-properties style:font-name="Calibri" style:font-name-asian="Times New Roman" fo:font-size="11pt" style:font-size-asian="11pt" fo:language="en" fo:country="IN" style:language-asian="en" style:country-asian="IN" style:language-complex="ta" style:country-complex="IN"/>
    </style:style>
    <style:style style:name="T40" style:parent-style-name="Hyperlink" style:family="text">
      <style:text-properties fo:language="en" fo:country="IN"/>
    </style:style>
    <style:style style:name="P41" style:parent-style-name="Verzeichnis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T42" style:parent-style-name="Hyperlink" style:family="text">
      <style:text-properties fo:language="en" fo:country="IN"/>
    </style:style>
    <style:style style:name="T43" style:parent-style-name="Absatz-Standardschriftart" style:family="text">
      <style:text-properties style:font-name="Calibri" style:font-name-asian="Times New Roman" fo:font-size="11pt" style:font-size-asian="11pt" fo:language="en" fo:country="IN" style:language-asian="en" style:country-asian="IN" style:language-complex="ta" style:country-complex="IN"/>
    </style:style>
    <style:style style:name="T44" style:parent-style-name="Hyperlink" style:family="text">
      <style:text-properties fo:language="en" fo:country="IN"/>
    </style:style>
    <style:style style:name="P45" style:parent-style-name="Verzeichnis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T46" style:parent-style-name="Hyperlink" style:family="text">
      <style:text-properties fo:language="en" fo:country="IN"/>
    </style:style>
    <style:style style:name="T47" style:parent-style-name="Absatz-Standardschriftart" style:family="text">
      <style:text-properties style:font-name="Calibri" style:font-name-asian="Times New Roman" fo:font-size="11pt" style:font-size-asian="11pt" fo:language="en" fo:country="IN" style:language-asian="en" style:country-asian="IN" style:language-complex="ta" style:country-complex="IN"/>
    </style:style>
    <style:style style:name="T48" style:parent-style-name="Hyperlink" style:family="text">
      <style:text-properties fo:language="en" fo:country="IN"/>
    </style:style>
    <style:style style:name="T49" style:parent-style-name="Hyperlink" style:family="text">
      <style:text-properties fo:language="en" fo:country="IN"/>
    </style:style>
    <style:style style:name="P50" style:parent-style-name="Verzeichnis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T51" style:parent-style-name="Hyperlink" style:family="text">
      <style:text-properties fo:language="en" fo:country="IN"/>
    </style:style>
    <style:style style:name="T52" style:parent-style-name="Absatz-Standardschriftart" style:family="text">
      <style:text-properties style:font-name="Calibri" style:font-name-asian="Times New Roman" fo:font-size="11pt" style:font-size-asian="11pt" fo:language="en" fo:country="IN" style:language-asian="en" style:country-asian="IN" style:language-complex="ta" style:country-complex="IN"/>
    </style:style>
    <style:style style:name="T53" style:parent-style-name="Hyperlink" style:family="text">
      <style:text-properties fo:language="en" fo:country="IN"/>
    </style:style>
    <style:style style:name="P54" style:parent-style-name="Verzeichni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611in"/>
        </style:tab-stops>
      </style:paragraph-properties>
    </style:style>
    <style:style style:name="T55" style:parent-style-name="Hyperlink" style:family="text">
      <style:text-properties fo:language="en" fo:country="IN"/>
    </style:style>
    <style:style style:name="T56" style:parent-style-name="Absatz-Standardschriftart" style:family="text">
      <style:text-properties style:font-name="Calibri" style:font-name-asian="Times New Roman" fo:font-size="11pt" style:font-size-asian="11pt" fo:language="en" fo:country="IN" style:language-asian="en" style:country-asian="IN" style:language-complex="ta" style:country-complex="IN"/>
    </style:style>
    <style:style style:name="T57" style:parent-style-name="Hyperlink" style:family="text">
      <style:text-properties fo:language="en" fo:country="IN"/>
    </style:style>
    <style:style style:name="P58" style:parent-style-name="Verzeichnis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</office:automatic-styles>
  <office:body>
    <office:text text:use-soft-page-breaks="true">
      <text:h text:style-name="P1" text:outline-level="1"><text:bookmark-start text:name="_Toc127713538"/>Table of Contents<text:bookmark-end text:name="_Toc127713538"/></text:h>
      <text:p text:style-name="P2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Toc127713537" office:target-frame-name="_top" xlink:show="replace"><text:span text:style-name="T4">ABSTRACT</text:span><text:tab/></text:a></text:p>
          <text:p text:style-name="P5"><text:a xlink:href="#_Toc127713538" office:target-frame-name="_top" xlink:show="replace"><text:span text:style-name="Hyperlink">Table of Contents</text:span><text:tab/></text:a></text:p>
          <text:p text:style-name="P6"><text:a xlink:href="#_Toc127713539" office:target-frame-name="_top" xlink:show="replace"><text:span text:style-name="Hyperlink">List of Figures</text:span><text:tab/></text:a></text:p>
          <text:p text:style-name="P7"><text:a xlink:href="#_Toc127713540" office:target-frame-name="_top" xlink:show="replace"><text:span text:style-name="Hyperlink">List of Tables</text:span><text:tab/></text:a></text:p>
          <text:p text:style-name="P8"><text:a xlink:href="#_Toc127713541" office:target-frame-name="_top" xlink:show="replace"><text:span text:style-name="Hyperlink">1.</text:span><text:span text:style-name="T9"><text:tab/></text:span><text:span text:style-name="Hyperlink">Introduction</text:span><text:tab/></text:a></text:p>
          <text:p text:style-name="P10"><text:a xlink:href="#_Toc127713542" office:target-frame-name="_top" xlink:show="replace"><text:span text:style-name="Hyperlink">1.1.</text:span><text:span text:style-name="T11"><text:tab/></text:span><text:span text:style-name="Hyperlink">Motivation</text:span><text:tab/></text:a></text:p>
          <text:p text:style-name="P12"><text:a xlink:href="#_Toc127713543" office:target-frame-name="_top" xlink:show="replace"><text:span text:style-name="Hyperlink">1.2.</text:span><text:span text:style-name="T13"><text:tab/></text:span><text:span text:style-name="Hyperlink">Problem Statement</text:span><text:tab/></text:a></text:p>
          <text:p text:style-name="P14"><text:a xlink:href="#_Toc127713544" office:target-frame-name="_top" xlink:show="replace"><text:span text:style-name="Hyperlink">1.3.</text:span><text:span text:style-name="T15"><text:tab/></text:span><text:span text:style-name="Hyperlink">Scope of the<text:s/></text:span><text:span text:style-name="Hyperlink">Project</text:span><text:tab/></text:a></text:p>
          <text:p text:style-name="P16"><text:a xlink:href="#_Toc127713545" office:target-frame-name="_top" xlink:show="replace"><text:span text:style-name="Hyperlink">2.</text:span><text:span text:style-name="T17"><text:tab/></text:span><text:span text:style-name="Hyperlink">Literature Survey</text:span><text:tab/></text:a></text:p>
          <text:p text:style-name="P18"><text:a xlink:href="#_Toc127713546" office:target-frame-name="_top" xlink:show="replace"><text:span text:style-name="Hyperlink">2.1.</text:span><text:span text:style-name="T19"><text:tab/></text:span><text:span text:style-name="Hyperlink">Theoretical Framework</text:span><text:tab/></text:a></text:p>
          <text:p text:style-name="P20"><text:a xlink:href="#_Toc127713547" office:target-frame-name="_top" xlink:show="replace"><text:span text:style-name="Hyperlink">2.2.</text:span><text:span text:style-name="T21"><text:tab/></text:span><text:span text:style-name="Hyperlink">Gap analysis</text:span><text:tab/></text:a></text:p>
          <text:p text:style-name="P22"><text:a xlink:href="#_Toc127713548" office:target-frame-name="_top" xlink:show="replace"><text:span text:style-name="Hyperlink">3.</text:span><text:span text:style-name="T23"><text:tab/></text:span><text:span text:style-name="Hyperlink">Methodology</text:span><text:tab/></text:a></text:p>
          <text:p text:style-name="P24"><text:a xlink:href="#_Toc127713549" office:target-frame-name="_top" xlink:show="replace"><text:span text:style-name="Hyperlink">3.1.</text:span><text:span text:style-name="T25"><text:tab/></text:span><text:span text:style-name="Hyperlink">LESS Operational descriptions for each items</text:span><text:tab/></text:a></text:p>
          <text:p text:style-name="P26"><text:a xlink:href="#_Toc127713550" office:target-frame-name="_top" xlink:show="replace"><text:span text:style-name="Hyperlink">3.2.</text:span><text:span text:style-name="Hyperlink">Project Code Explaination</text:span><text:bookmark-start text:name="_Hlt128838294"/><text:bookmark-start text:name="_Hlt128838295"/><text:bookmark-end text:name="_Hlt128838294"/><text:bookmark-end text:name="_Hlt128838295"/><text:tab/></text:a></text:p>
          <text:p text:style-name="P27"><text:a xlink:href="#_Toc127713551" office:target-frame-name="_top" xlink:show="replace"><text:span text:style-name="Hyperlink">3.3.</text:span><text:span text:style-name="T28"><text:tab/></text:span><text:span text:style-name="Hyperlink">Project Execution and Data Generation</text:span><text:tab/></text:a></text:p>
          <text:p text:style-name="P29"><text:a xlink:href="#_Toc127713552" office:target-frame-name="_top" xlink:show="replace"><text:span text:style-name="Hyperlink">3.4.</text:span><text:span text:style-name="T30"><text:tab/></text:span></text:a><text:a xlink:href="#_Toc127713554" office:target-frame-name="_top" xlink:show="replace"><text:span text:style-name="Hyperlink">Data Preparation</text:span><text:tab/></text:a></text:p>
          <text:p text:style-name="P31"><text:a xlink:href="#_Toc127713555" office:target-frame-name="_top" xlink:show="replace"><text:span text:style-name="Hyperlink">3.5</text:span><text:span text:style-name="Hyperlink">.</text:span><text:span text:style-name="T32"><text:tab/></text:span><text:span text:style-name="Hyperlink">Performing Evaluation</text:span><text:span text:style-name="Hyperlink"><text:s/>and Comparison</text:span><text:tab/></text:a></text:p>
          <text:p text:style-name="P33"><text:a xlink:href="#_Toc127713556" office:target-frame-name="_top" xlink:show="replace"><text:span text:style-name="Hyperlink">4.</text:span><text:span text:style-name="T34"><text:tab/></text:span><text:span text:style-name="Hyperlink">Result</text:span><text:tab/></text:a></text:p>
          <text:p text:style-name="P35"><text:a xlink:href="#_Toc127713557" office:target-frame-name="_top" xlink:show="replace"><text:span text:style-name="Hyperlink">4.1.</text:span><text:span text:style-name="T36"><text:tab/></text:span><text:span text:style-name="Hyperlink">Result</text:span></text:a><text:a xlink:href="#_Toc127713558" office:target-frame-name="_top" xlink:show="replace"><text:s/>Interpretation and Ananlysis<text:tab/></text:a></text:p>
          <text:p text:style-name="P37"><text:a xlink:href="#_Toc127713559" office:target-frame-name="_top" xlink:show="replace"><text:span text:style-name="T38">5.</text:span><text:span text:style-name="T39"><text:tab/></text:span><text:span text:style-name="T40">Discussion</text:span><text:tab/></text:a></text:p>
          <text:p text:style-name="P41"><text:a xlink:href="#_Toc127713560" office:target-frame-name="_top" xlink:show="replace"><text:span text:style-name="T42">5.1.</text:span><text:span text:style-name="T43"><text:tab/></text:span><text:span text:style-name="T44">Key Findings</text:span><text:tab/></text:a></text:p>
          <text:p text:style-name="P45"><text:a xlink:href="#_Toc127713561" office:target-frame-name="_top" xlink:show="replace"><text:span text:style-name="T46">5.2.</text:span><text:span text:style-name="T47"><text:tab/></text:span><text:span text:style-name="T48">Limitations and<text:s/></text:span><text:span text:style-name="T49">Further Enhancement</text:span><text:tab/></text:a></text:p>
          <text:p text:style-name="P50"><text:a xlink:href="#_Toc127713562" office:target-frame-name="_top" xlink:show="replace"><text:span text:style-name="T51">5.3.</text:span><text:span text:style-name="T52"><text:tab/></text:span><text:span text:style-name="T53">Summary</text:span><text:tab/></text:a></text:p>
          <text:p text:style-name="P54"><text:a xlink:href="#_Toc127713559" office:target-frame-name="_top" xlink:show="replace"><text:span text:style-name="T55">6.</text:span><text:span text:style-name="T56"><text:tab/></text:span><text:span text:style-name="T57">Conclusion</text:span><text:tab/></text:a></text:p>
          <text:p text:style-name="P58"><text:a xlink:href="#_Toc127713563" office:target-frame-name="_top" xlink:show="replace"><text:span text:style-name="Hyperlink">References</text:span><text:tab/></text:a></text:p>
        </text:index-body>
      </text:table-of-content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T_heading_0" style:display-name="T_heading_0" style:family="paragraph" style:parent-style-name="Überschrift1" style:default-outline-level="1">
      <style:text-properties fo:font-weight="bold" style:font-weight-asian="bold" fo:color="#000000" fo:font-size="20pt" style:font-size-asian="20pt" fo:hyphenate="false"/>
    </style:style>
    <style:style style:name="T_heading_0.0" style:display-name="T_heading_0.0" style:family="paragraph" style:parent-style-name="Überschrift2" style:default-outline-level="2">
      <style:paragraph-properties fo:text-align="justify" fo:margin-top="0.1666in">
        <style:tab-stops>
          <style:tab-stop style:type="left" style:position="0in"/>
        </style:tab-stops>
      </style:paragraph-properties>
      <style:text-properties fo:font-weight="bold" style:font-weight-asian="bold" fo:color="#000000" fo:font-size="14pt" style:font-size-asian="14pt" style:font-size-complex="16pt" fo:hyphenate="false"/>
    </style:style>
    <style:style style:name="T_heading_0.0.0" style:display-name="T_heading_0.0.0" style:family="paragraph" style:parent-style-name="Überschrift4" style:default-outline-level="4">
      <style:paragraph-properties>
        <style:tab-stops>
          <style:tab-stop style:type="left" style:position="-0.25in"/>
        </style:tab-stops>
      </style:paragraph-properties>
      <style:text-properties fo:font-weight="bold" style:font-weight-asian="bold" fo:font-style="normal" style:font-style-asian="normal" style:use-window-font-color="true" style:font-size-complex="12pt" fo:hyphenate="false"/>
    </style:style>
    <style:style style:name="Standard" style:display-name="Standard" style:family="paragraph">
      <style:text-properties style:font-name="Times New Roman" fo:font-size="12pt" style:font-size-asian="12pt" fo:language="en" fo:country="US" fo:hyphenate="false"/>
    </style: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Absatz-Standardschriftart" style:display-name="Absatz-Standardschriftart" style:family="text"/>
    <text:list-style style:name="WW_OutlineListStyle" style:display-name="WW_OutlineListStyle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_heading_0Char" style:display-name="T_heading_0 Char" style:family="text" style:parent-style-name="Heading1Char">
      <style:text-properties style:font-name="Calibri Light" style:font-name-asian="Times New Roman" style:font-name-complex="Times New Roman" fo:font-weight="bold" style:font-weight-asian="bold" fo:color="#000000" fo:font-size="20pt" style:font-size-asian="20pt" style:font-size-complex="16pt" fo:language="en" fo:country="US"/>
    </style:style>
    <style:style style:name="Heading2Char" style:display-name="Heading 2 Char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 fo:language="en" fo:country="US"/>
    </style:style>
    <style:style style:name="Heading4Char" style:display-name="Heading 4 Char" style:family="text" style:parent-style-name="Absatz-Standardschriftart">
      <style:text-properties style:font-name="Calibri Light" style:font-name-asian="Times New Roman" style:font-name-complex="Times New Roman" fo:font-style="italic" style:font-style-asian="italic" style:font-style-complex="italic" fo:color="#2F5496" fo:font-size="12pt" style:font-size-asian="12pt" fo:language="en" fo:country="US"/>
    </style:style>
    <style:style style:name="Heading1Char" style:display-name="Heading 1 Char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style:num-suffix=".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gnesh Catari Suresh Babu</meta:initial-creator>
    <dc:creator>Vignesh</dc:creator>
    <meta:creation-date>2023-03-04T14:47:00Z</meta:creation-date>
    <dc:date>2023-03-04T15:12:00Z</dc:date>
    <meta:template xlink:href="Normal.dotm" xlink:type="simple"/>
    <meta:editing-cycles>2</meta:editing-cycles>
    <meta:editing-duration>PT0S</meta:editing-duration>
    <meta:document-statistic meta:page-count="1" meta:paragraph-count="2" meta:word-count="224" meta:character-count="1500" meta:row-count="10" meta:non-whitespace-character-count="1278"/>
  </office:meta>
</office:document-meta>
</file>